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paragraph" style:name="P10" style:display-name="P10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1" style:display-name="P11" style:parent-style-name="Heading-3">
      <style:paragraph-properties fo:text-align="justify"/>
    </style:style>
    <style:style style:family="paragraph" style:name="P12" style:display-name="P12" style:parent-style-name="Preformatted-Text">
      <style:text-properties fo:font-size="10pt" fo:language="en" fo:country="US"/>
    </style:style>
    <style:style style:family="paragraph" style:name="P13" style:display-name="P13" style:parent-style-name="Normal">
      <style:text-properties fo:font-size="10pt"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 style:parent-style-name="Normal">
      <style:paragraph-properties fo:text-align="left" style:writing-mode="lr"/>
      <style:text-properties fo:language="en" fo:country="US"/>
    </style:style>
    <style:style style:family="paragraph" style:name="P8" style:display-name="P8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5" style:display-name="P15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_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7"><text:span text:style-name="T2">Calling Sequence</text:span></text:p>
        <text:p text:style-name="P8"><text:span text:style-name="T3">The available calling sequence is:</text:span></text:p>
        <text:p text:style-name="P8"/>
        <text:p text:style-name="P9"><text:span text:style-name="T3"> <text:s/>res </text:span>= bitshift(data, n)</text:p>
        <text:p text:style-name="P10"/>
        <text:p text:style-name="P11"><text:span text:style-name="T4">Example Usage</text:span></text:p>
        <text:p text:style-name="P12"><text:span text:style-name="T5">res = bitshift(2^10,  1) // res = 2^11</text:span></text:p>
        <text:p text:style-name="P12"><text:span text:style-name="T5">res = bitshift(2^10, -1) // res = 2^9</text:span></text:p>
        <text:p text:style-name="P13"/>
        <text:p text:style-name="P4">Changelog</text:p>
        <text:list text:style-name="L3">
          <text:list-item>
            <text:p text:style-name="P14">– Initial Revision</text:p>
          </text:list-item>
        </text:list>
        <text:p text:style-name="P4">Copyright</text:p>
        <text:p text:style-name="P1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StarSymbol" fo:font-size="9pt"/>
    </style:style>
    <style:style style:family="text" style:name="Teletype-text-text-text-text-text-text-text-text-text-text-text-text-text-text-text" style:display-name="Teletype_text_text_text_text_text_text_text_text_text_text_text_text_text_text_text" style:next-style-name="Teletype-text-text-text-text-text-text-text-text-text-text-text-text-text-text-text">
      <style:text-properties style:font-name="DejaVu Sans Mono"/>
    </style:style>
    <style:style style:family="text" style:name="Internet-link-text-text-text-text-text" style:display-name="Internet link_text_text_text_text_text" style:next-style-name="Internet-link-text-text-text-text-text">
      <style:text-properties fo:color="#000080" style:text-underline-type="single"/>
    </style:style>
    <style:style style:family="text" style:name="Source-Text-text-text-text-text-text-text-text-text-text-text" style:display-name="Source Text_text_text_text_text_text_text_text_text_text_text" style:next-style-name="Source-Text-text-text-text-text-text-text-text-text-text-text">
      <style:text-properties style:font-name="Courier New"/>
    </style:style>
    <style:style style:family="text" style:name="Teletype-text-text-text-text-text" style:display-name="Teletype_text_text_text_text_text" style:next-style-name="Teletype-text-text-text-text-text">
      <style:text-properties style:font-name="DejaVu Sans Mono"/>
    </style:style>
    <style:style style:family="text" style:name="Bullet-Symbols-text-text-text-text-text-text-text-text-text-text-text-text-text-text-text" style:display-name="Bullet Symbols_text_text_text_text_text_text_text_text_text_text_text_text_text_text_text" style:next-style-name="Bullet-Symbols-text-text-text-text-text-text-text-text-text-text-text-text-text-text-text">
      <style:text-properties style:font-name="StarSymbol" fo:font-size="9pt"/>
    </style:style>
    <style:style style:family="text" style:name="Bullet-Symbols-text-text-text-text-text-text-text-text-text-text" style:display-name="Bullet Symbols_text_text_text_text_text_text_text_text_text_text" style:next-style-name="Bullet-Symbols-text-text-text-text-text-text-text-text-text-text">
      <style:text-properties style:font-name="OpenSymbol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